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0.8354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3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3333"/>
    </style:style>
    <style:style style:name="ce148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  <style:text-properties style:use-window-font-color="true"/>
    </style:style>
    <style:style style:name="ce149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="none"/>
    </style:style>
    <style:style style:name="ce1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</style:style>
    <style:style style:name="ce1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ext-properties fo:color="#009900"/>
    </style:style>
    <style:style style:name="ce175" style:family="table-cell" style:parent-style-name="Default">
      <style:text-properties fo:color="#cc0000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6"/>
        <table:table-column table:style-name="co3" table:default-cell-style-name="Default"/>
        <table:table-column table:style-name="co3" table:default-cell-style-name="ce122"/>
        <table:table-column table:style-name="co4" table:default-cell-style-name="ce122"/>
        <table:table-column table:style-name="co5" table:default-cell-style-name="ce122"/>
        <table:table-column table:style-name="co5" table:number-columns-repeated="2" table:default-cell-style-name="Default"/>
        <table:table-column table:style-name="co6" table:default-cell-style-name="ce119"/>
        <table:table-column table:style-name="co7" table:default-cell-style-name="ce119"/>
        <table:table-column table:style-name="co8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52"/>
        <table:table-column table:style-name="co10" table:default-cell-style-name="ce126"/>
        <table:table-row table:style-name="ro1">
          <table:table-cell table:number-columns-repeated="8"/>
          <table:table-cell table:style-name="ce145" office:value-type="string" calcext:value-type="string">
            <text:p>Nucleo-F030R8 Header Pinouts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122" office:value-type="string" calcext:value-type="string">
            <text:p>(ST-LINK at Top)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22"/>
          <table:table-cell table:style-name="ce126"/>
          <table:table-cell/>
          <table:table-cell table:style-name="ce123" office:value-type="string" calcext:value-type="string">
            <text:p>MCU</text:p>
          </table:table-cell>
          <table:table-cell table:style-name="ce123" office:value-type="string" calcext:value-type="string">
            <text:p>mbed</text:p>
          </table:table-cell>
          <table:table-cell table:style-name="ce14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bed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LCD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table:style-name="Default"/>
          <table:table-cell table:style-name="ce122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/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table:style-name="Default"/>
          <table:table-cell table:style-name="ce138" office:value-type="string" calcext:value-type="string">
            <text:p>Pass Thru</text:p>
          </table:table-cell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137" office:value-type="string" calcext:value-type="string">
            <text:p>E5V</text:p>
          </table:table-cell>
          <table:table-cell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137" office:value-type="string" calcext:value-type="string">
            <text:p>Green L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5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table:style-name="ce137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/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38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1" office:value-type="string" calcext:value-type="string">
            <text:p>GND</text:p>
          </table:table-cell>
          <table:table-cell table:style-name="ce12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ce30" office:value-type="string" calcext:value-type="string">
            <text:p>Green LED</text:p>
          </table:table-cell>
          <table:table-cell table:style-name="ce148" office:value-type="string" calcext:value-type="string">
            <text:p>SPI1_SCK</text:p>
          </table:table-cell>
          <table:table-cell table:style-name="ce151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style-name="ce140" office:value-type="string" calcext:value-type="string">
            <text:p>3.3V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149" office:value-type="string" calcext:value-type="string">
            <text:p>SPI1_NSS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42" office:value-type="string" calcext:value-type="string">
            <text:p>Pass Thru</text:p>
          </table:table-cell>
          <table:table-cell table:style-name="ce152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style-name="ce142" office:value-type="string" calcext:value-type="string">
            <text:p>Pass Thru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38" office:value-type="string" calcext:value-type="string">
            <text:p>Pass Thru</text:p>
          </table:table-cell>
          <table:table-cell table:style-name="ce152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41" office:value-type="string" calcext:value-type="string">
            <text:p>DB7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41" office:value-type="string" calcext:value-type="string">
            <text:p>DB6</text:p>
          </table:table-cell>
          <table:table-cell/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43" office:value-type="string" calcext:value-type="string">
            <text:p>nRESET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3</text:p>
          </table:table-cell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41" office:value-type="string" calcext:value-type="string">
            <text:p>DB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2</text:p>
          </table:table-cell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41" office:value-type="string" calcext:value-type="string">
            <text:p>DB4</text:p>
          </table:table-cell>
          <table:table-cell table:style-name="ce40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1</text:p>
          </table:table-cell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number-columns-repeated="2"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0</text:p>
          </table:table-cell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41" office:value-type="string" calcext:value-type="string">
            <text:p>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39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TX / STLINK)</text:p>
          </table:table-cell>
          <table:table-cell table:style-name="ce139" office:value-type="string" calcext:value-type="string">
            <text:p>Pass Thru</text:p>
          </table:table-cell>
          <table:table-cell table:style-name="ce151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41" office:value-type="string" calcext:value-type="string">
            <text:p>R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42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RX / STLINK</text:p>
          </table:table-cell>
          <table:table-cell table:style-name="ce142" office:value-type="string" calcext:value-type="string">
            <text:p>Pass Thru</text:p>
          </table:table-cell>
          <table:table-cell table:style-name="ce151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41" office:value-type="string" calcext:value-type="string">
            <text:p>RS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ce122" office:value-type="string" calcext:value-type="string">
            <text:p>\________/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PA5 = GRN_LED / SB21</text:p>
          </table:table-cell>
          <table:table-cell table:number-columns-repeated="6"/>
        </table:table-row>
        <table:table-row table:style-name="ro2" table:number-rows-repeated="104854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Adafruit Pinout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number-columns-repeated="2" table:default-cell-style-name="Default"/>
        <table:table-column table:style-name="co11" table:default-cell-style-name="ce119"/>
        <table:table-column table:style-name="co2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10" table:default-cell-style-name="ce126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145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6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169" office:value-type="float" office:value="9" calcext:value-type="float">
            <text:p>9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ce137" office:value-type="string" calcext:value-type="string">
            <text:p>AVDD</text:p>
          </table:table-cell>
          <table:table-cell table:style-name="ce169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25" office:value-type="string" calcext:value-type="string">
            <text:p>GND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6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56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167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56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7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56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56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table:style-name="ce164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52" office:value-type="string" calcext:value-type="string">
            <text:p>PA9</text:p>
          </table:table-cell>
          <table:table-cell table:style-name="ce170" office:value-type="float" office:value="1" calcext:value-type="float">
            <text:p>1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52" office:value-type="string" calcext:value-type="string">
            <text:p>PA8</text:p>
          </table:table-cell>
          <table:table-cell table:style-name="ce168" office:value-type="float" office:value="8" calcext:value-type="float">
            <text:p>8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2"/>
          <table:table-cell table:style-name="ce16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56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56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56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121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121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170" office:value-type="float" office:value="1" calcext:value-type="float">
            <text:p>1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174"/>
        <table:table-column table:style-name="co5" table:default-cell-style-name="Default"/>
        <table:table-row table:style-name="ro1">
          <table:table-cell table:style-name="ce171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144" office:value-type="string" calcext:value-type="string">
            <text:p>Location</text:p>
          </table:table-cell>
          <table:table-cell table:style-name="ce144" office:value-type="string" calcext:value-type="string">
            <text:p>Value</text:p>
          </table:table-cell>
          <table:table-cell/>
        </table:table-row>
        <table:table-row table:style-name="ro2">
          <table:table-cell table:style-name="ce172" office:value-type="string" calcext:value-type="string">
            <text:p>SB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3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4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6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8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10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175" office:value-type="string" calcext:value-type="string">
            <text:p>SB11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176" office:value-type="string" calcext:value-type="string">
            <text:p>SB1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7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0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175" office:value-type="string" calcext:value-type="string">
            <text:p>SB2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3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5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7</text:p>
          </table:table-cell>
          <table:table-cell table:style-name="ce175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1:45:32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3-03T21:57:22.366000000</dc:date>
    <meta:editing-duration>P13DT2H2M16S</meta:editing-duration>
    <meta:editing-cycles>100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636" meta:object-count="0"/>
  </office:meta>
</office:document-meta>
</file>